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582" calcext:value-type="float">
            <text:p>32582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4697" calcext:value-type="float">
            <text:p>246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136" calcext:value-type="float">
            <text:p>35136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1594" calcext:value-type="float">
            <text:p>31594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7281" calcext:value-type="float">
            <text:p>2728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.00.0000</text:date>, <text:time style:data-style-name="N2" text:time-value="10:35:36.61793616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3T17:19:58.065738041</dc:date>
    <dc:creator>Anonymous  </dc:creator>
    <meta:editing-duration>PT10H32M54S</meta:editing-duration>
    <meta:editing-cycles>33</meta:editing-cycles>
    <meta:generator>LibreOffice/6.2.4.2$Linux_X86_64 LibreOffice_project/20$Build-2</meta:generator>
    <meta:document-statistic meta:table-count="1" meta:cell-count="916" meta:object-count="0"/>
  </office:meta>
</office:document-meta>
</file>